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595959" loext:opacity="100%" style:font-name="Calibri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6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/>
    </style:style>
    <style:style style:name="P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1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/>
    </style:style>
    <style:style style:name="P2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135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officeooo:paragraph-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4" style:family="text">
      <style:text-properties fo:language="en" fo:country="US" style:letter-kerning="false" style:language-asian="en" style:country-asian="US" style:language-complex="ar" style:country-complex="SA"/>
    </style:style>
    <style:style style:name="T5" style:family="text">
      <style:text-properties officeooo:rsid="000cf43f" style:letter-kerning="false" style:language-asian="en" style:country-asian="US" style:language-complex="ar" style:country-complex="SA"/>
    </style:style>
    <style:style style:name="T6" style:family="text">
      <style:text-properties style:letter-kerning="false" style:font-name-asian="Calibri1" style:language-asian="en" style:country-asian="US" style:language-complex="ar" style:country-complex="SA"/>
    </style:style>
    <style:style style:name="T7" style:family="text">
      <style:text-properties officeooo:rsid="000b6ea6" style:letter-kerning="false" style:font-name-asian="Calibri1" style:language-asian="en" style:country-asian="US" style:language-complex="ar" style:country-complex="SA"/>
    </style:style>
    <style:style style:name="T8" style:family="text">
      <style:text-properties officeooo:rsid="000cf43f" style:letter-kerning="false" style:font-name-asian="Calibri1" style:language-asian="en" style:country-asian="US" style:language-complex="ar" style:country-complex="SA"/>
    </style:style>
    <style:style style:name="T9" style:family="text">
      <style:text-properties officeooo:rsid="000e66e1" style:letter-kerning="false" style:font-name-asian="Calibri1" style:language-asian="en" style:country-asian="US" style:language-complex="ar" style:country-complex="SA"/>
    </style:style>
    <style:style style:name="T10" style:family="text">
      <style:text-properties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1" style:family="text">
      <style:text-properties style:font-name="Calibri" fo:language="fr" fo:country="FR" style:font-name-complex="Tahoma"/>
    </style:style>
    <style:style style:name="T12" style:family="text">
      <style:text-properties style:font-name="Calibri" fo:language="en" fo:country="US" style:font-name-complex="Tahoma"/>
    </style:style>
    <style:style style:name="T13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4" style:family="text">
      <style:text-properties fo:color="#404040" loext:opacity="100%" fo:font-size="10pt" fo:language="fr" fo:country="FR" fo:font-style="italic" officeooo:rsid="000b6ea6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5" style:family="text">
      <style:text-properties fo:color="#404040" loext:opacity="100%" fo:font-size="10pt" fo:language="fr" fo:country="FR" fo:font-style="italic" officeooo:rsid="00114bde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6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7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8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9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20" style:family="text">
      <style:text-properties fo:color="#404040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1" style:family="text">
      <style:text-properties fo:color="#404040" loext:opacity="100%" style:font-name="Calibri" fo:font-size="10pt" fo:language="fr" fo:country="FR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2" style:family="text">
      <style:text-properties fo:color="#404040" loext:opacity="100%" style:font-name="Calibri" fo:font-size="10pt" fo:language="fr" fo:country="FR" fo:font-style="italic" officeooo:rsid="00114bde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3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4" style:family="text">
      <style:text-properties fo:color="#404040" loext:opacity="100%" style:font-name="Calibri" fo:font-size="10pt" fo:language="en" fo:country="US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5" style:family="text">
      <style:text-properties fo:color="#7e314c" loext:opacity="100%" fo:font-size="11pt" fo:language="fr" fo:country="FR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6" style:family="text">
      <style:text-properties fo:color="#7e314c" loext:opacity="100%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7" style:family="text">
      <style:text-properties fo:color="#7e314c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style:font-name="Calibri" fo:font-size="11pt" fo:language="fr" fo:country="FR" officeooo:rsid="000b70ac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color="#7e314c" loext:opacity="100%" style:font-name="Calibri" fo:font-size="11pt" fo:language="fr" fo:country="FR" officeooo: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0" style:family="text">
      <style:text-properties fo:font-size="11pt" fo:language="fr" fo:country="FR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1" style:family="text">
      <style:text-properties fo:font-size="11pt" fo:language="fr" fo:country="FR" officeooo:rsid="00083873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2" style:family="text"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3" style:family="text">
      <style:text-properties officeooo:rsid="000b6ea6"/>
    </style:style>
    <style:style style:name="T34" style:family="text">
      <style:text-properties officeooo:rsid="000cf43f"/>
    </style:style>
    <style:style style:name="T35" style:family="text">
      <style:text-properties fo:text-transform="uppercase" fo:color="#1d824c" loext:opacity="100%" style:font-name="Calibri" fo:font-size="13pt" fo:language="en" fo:country="US" fo:font-weight="bold" officeooo:rsid="000cf43f" style:letter-kerning="false" style:font-name-asian="Calibri1" style:font-size-asian="13pt" style:language-asian="en" style:country-asian="US" style:font-weight-asian="bold" style:font-name-complex="Tahoma" style:font-size-complex="13pt" style:language-complex="ar" style:country-complex="SA"/>
    </style:style>
    <style:style style:name="T36" style:family="text">
      <style:text-properties officeooo:rsid="000e66e1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Sidney </text:span><text:span text:style-name="Intense_20_Emphasis"><text:span text:style-name="T1">Congard</text:span></text:span></text:p>
            <text:p text:style-name="P1"/>
            <text:p text:style-name="P3"><text:span text:style-name="T3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3">linkedin.com/in/scongard</text:span></text:span></text:a><text:span text:style-name="T3"> · </text:span><text:a xlink:type="simple" xlink:href="https://www.github.com/dwarfobserver" text:style-name="Internet_20_link" text:visited-style-name="Visited_20_Internet_20_Link"><text:span text:style-name="Internet_20_link"><text:span text:style-name="T3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6"/>
          </table:table-cell>
        </table:table-row>
        <table:table-row table:style-name="Tableau1.3">
          <table:table-cell table:style-name="Tableau1.A3" office:value-type="string">
            <text:h text:style-name="P5" text:outline-level="2"><text:span text:style-name="T35">WORK</text:span><text:span text:style-name="T5"> </text:span><text:span text:style-name="T4">Experience</text:span></text:h>
            <text:h text:style-name="P10" text:outline-level="2"/>
            <text:p text:style-name="P11"><text:span text:style-name="T17">Fixed-term contract</text:span>: <text:span text:style-name="T17">November</text:span><text:span text:style-name="T16"> 2022</text:span> — <text:span text:style-name="T17">March</text:span><text:span text:style-name="T16"> 202</text:span><text:span text:style-name="T17">3</text:span></text:p>
            <text:p text:style-name="P8"><text:span text:style-name="Emphasis"><text:span text:style-name="T28">R</text:span></text:span><text:span text:style-name="Emphasis"><text:span text:style-name="T29">&amp;D engineer</text:span></text:span><text:span text:style-name="Emphasis"><text:span text:style-name="T6"> • </text:span></text:span><text:span text:style-name="Emphasis"><text:span text:style-name="T28">Prosecco - INRIA</text:span></text:span><text:span text:style-name="Emphasis"><text:span text:style-name="T6"> • France, Paris</text:span></text:span></text:p>
            <text:p text:style-name="P21">Implemented Coq support for Aeneas, aiming for an idiomatic representation. Includes custom tactics for partial automation.</text:p>
            <text:h text:style-name="P10" text:outline-level="2"/>
            <text:p text:style-name="P11"><text:span text:style-name="T17">Internship</text:span>: <text:span text:style-name="T17">May</text:span><text:span text:style-name="T16"> 2022</text:span> — <text:span text:style-name="T16">Septemb</text:span><text:span text:style-name="T17">er</text:span><text:span text:style-name="T16"> 2022</text:span></text:p>
            <text:p text:style-name="P8"><text:span text:style-name="Emphasis"><text:span text:style-name="T28">R</text:span></text:span><text:span text:style-name="Emphasis"><text:span text:style-name="T29">&amp;D intern</text:span></text:span><text:span text:style-name="Emphasis"><text:span text:style-name="T6"> • </text:span></text:span><text:span text:style-name="Emphasis"><text:span text:style-name="T28">Prosecco - INRIA</text:span></text:span><text:span text:style-name="Emphasis"><text:span text:style-name="T6"> • France, Paris</text:span></text:span></text:p>
            <text:p text:style-name="P15"><text:span text:style-name="T19">Worked on Aeneas, a framework translating safe Rust programs into a proof assistant</text:span>:</text:p>
            <text:list xml:id="list50467959" text:style-name="WWNum10">
              <text:list-item>
                <text:p text:style-name="P23">I<text:span text:style-name="T36">mplementing support for global variables</text:span></text:p>
              </text:list-item>
              <text:list-item>
                <text:p text:style-name="P24">Refactoring the Rust compilator plugin</text:p>
              </text:list-item>
              <text:list-item>
                <text:p text:style-name="P24">Elaborating a join operation, a first step towards translating loops</text:p>
              </text:list-item>
            </text:list>
            <text:h text:style-name="P9" text:outline-level="2"/>
            <text:p text:style-name="P6"><text:span text:style-name="T9">Permanent contract: </text:span><text:span text:style-name="T6">A</text:span><text:span text:style-name="T8">p</text:span><text:span text:style-name="T6">ril 2019 — </text:span><text:span text:style-name="T24">August</text:span><text:span text:style-name="T21"> </text:span><text:span text:style-name="T13">2021</text:span></text:p>
            <text:p text:style-name="P7"><text:span text:style-name="Emphasis"><text:span text:style-name="T9">C++ R&amp;D engineer</text:span></text:span><text:span text:style-name="Emphasis"><text:span text:style-name="T6"> • QuasarDB • France, Paris</text:span></text:span></text:p>
            <text:list xml:id="list10918042046006" text:continue-numbering="true" text:style-name="WWNum10">
              <text:list-item>
                <text:p text:style-name="P27"><text:span text:style-name="T2">Added</text:span> <text:span text:style-name="T2">features</text:span> into the database <text:span text:style-name="T12">query</text:span><text:span text:style-name="T11"> langage, proposed &amp; worked on a redesign of the query engine, based on a new DSL adapted to carry operations on the distributed database.</text:span></text:p>
              </text:list-item>
              <text:list-item>
                <text:p text:style-name="P25">Improved performances on critical paths, such as the serialization protocol.</text:p>
              </text:list-item>
              <text:list-item>
                <text:p text:style-name="P25">Proposed &amp; implement some changes about the internal architecture, such as the handling of objects created by the client API.</text:p>
              </text:list-item>
              <text:list-item>
                <text:p text:style-name="P25">Created a tool used to clone a cluster, allowing it to progress &amp; keep a coherent state despite being interrupted then restarted.</text:p>
              </text:list-item>
            </text:list>
            <text:p text:style-name="P17"/>
            <text:p text:style-name="P14"><text:span text:style-name="T23">Internship</text:span>: Octob<text:span text:style-name="T34">er</text:span> 2018 — Mar<text:span text:style-name="T34">ch</text:span> 2019</text:p>
            <text:p text:style-name="P7"><text:span text:style-name="Emphasis"><text:span text:style-name="T6">C++ </text:span></text:span><text:span text:style-name="Emphasis"><text:span text:style-name="T29">programmer</text:span></text:span><text:span text:style-name="Emphasis"><text:span text:style-name="T6"> • QuasarDB • France, Paris</text:span></text:span></text:p>
            <text:p text:style-name="P13"><text:span text:style-name="T18">Improved a high-speed CSV ingestion tool for the company database </text:span>:</text:p>
            <text:list xml:id="list10917255979322" text:continue-numbering="true" text:style-name="WWNum10">
              <text:list-item>
                <text:p text:style-name="P26">Changed the tool global architecture</text:p>
              </text:list-item>
              <text:list-item>
                <text:p text:style-name="P26">Added benchmarks</text:p>
              </text:list-item>
              <text:list-item>
                <text:p text:style-name="P26">Improved the performances <text:span text:style-name="T34">about parsing the CSV</text:span></text:p>
              </text:list-item>
              <text:list-item>
                <text:p text:style-name="P28">Added capabilities to autofill or interactively ask about the missing parts of the CSV format</text:p>
              </text:list-item>
            </text:list>
            <text:p text:style-name="P18"/>
            <text:p text:style-name="P12"><text:span text:style-name="T23">Internship</text:span>: <text:span text:style-name="T23">June</text:span> 2017 — <text:span text:style-name="T23">July</text:span> 2017</text:p>
            <text:p text:style-name="P7"><text:span text:style-name="Emphasis"><text:span text:style-name="T6">C# </text:span></text:span><text:span text:style-name="Emphasis"><text:span text:style-name="T7">Internship</text:span></text:span><text:span text:style-name="Emphasis"><text:span text:style-name="T6"> • Zenidoc • France, Marseille</text:span></text:span></text:p>
            <text:p text:style-name="P13"><text:span text:style-name="T18">Developped multiple </text:span>C# <text:span text:style-name="T33">applications</text:span>, <text:span text:style-name="T18">including a </text:span>COM <text:span text:style-name="T33">server and </text:span><text:span text:style-name="T18">graphical interfaces</text:span>.</text:p>
            <text:p text:style-name="P2"/>
            <text:p text:style-name="P2"/>
            <text:p text:style-name="P2"/>
            <text:p text:style-name="P2"/>
          </table:table-cell>
        </table:table-row>
        <text:soft-page-break/>
        <table:table-row table:style-name="Tableau1.4">
          <table:table-cell table:style-name="Tableau1.A3" office:value-type="string">
            <text:h text:style-name="P20" text:outline-level="2">EDUCATION</text:h>
            <text:p text:style-name="P19"/>
            <text:p text:style-name="P6"><text:span text:style-name="T6">2021 — </text:span><text:span text:style-name="T22">2022</text:span></text:p>
            <text:p text:style-name="P7"><text:span text:style-name="Emphasis"><text:span text:style-name="T26">Mathematical logic &amp; computer science master (LMFI)</text:span></text:span><text:span text:style-name="Emphasis"><text:span text:style-name="T6"> • Université de Paris • </text:span></text:span><text:span text:style-name="Emphasis"><text:span text:style-name="T25">Paris</text:span></text:span><text:span text:style-name="Emphasis"><text:span text:style-name="T6">, France</text:span></text:span></text:p>
            <text:h text:style-name="P22" text:outline-level="2"><text:span text:style-name="T10">Formal verification</text:span><text:span text:style-name="T30">, </text:span><text:span text:style-name="T10">type theory</text:span><text:span text:style-name="T31">, </text:span><text:span text:style-name="T10">calculability</text:span><text:span text:style-name="T30">, </text:span><text:span text:style-name="T10">set theory, model theory</text:span><text:span text:style-name="T32">.<text:line-break/></text:span></text:h>
            <text:p text:style-name="P12">2017 — 2018</text:p>
            <text:p text:style-name="P7"><text:span text:style-name="Emphasis"><text:span text:style-name="T7">Computer science </text:span></text:span><text:span text:style-name="Emphasis"><text:span text:style-name="T27">m</text:span></text:span><text:span text:style-name="Emphasis"><text:span text:style-name="T6">aster • UQAC • Université du Québec à Chicoutimi, Canada</text:span></text:span></text:p>
            <text:p text:style-name="P13"><text:span text:style-name="T18">Distributed databases</text:span>, <text:span text:style-name="T18">data mining</text:span>, <text:span text:style-name="T18">game engines conception</text:span>.</text:p>
            <text:p text:style-name="P19"/>
            <text:p text:style-name="P12">2015 — 2017</text:p>
            <text:p text:style-name="P7"><text:span text:style-name="Emphasis"><text:span text:style-name="T27">Computer science engineer</text:span></text:span><text:span text:style-name="Emphasis"><text:span text:style-name="T6"> • Polytech’ Marseille • Université d’Aix-Marseille, France</text:span></text:span></text:p>
            <text:p text:style-name="P13">Algorithm<text:span text:style-name="T33">s</text:span>, <text:span text:style-name="T33">distributed programming</text:span>, <text:span text:style-name="T18">network</text:span>, <text:span text:style-name="T18">graphics programming,</text:span> optimisation.</text:p>
            <text:p text:style-name="P19"/>
            <text:p text:style-name="P12">2013 — 2015</text:p>
            <text:p text:style-name="P7"><text:span text:style-name="Emphasis"><text:span text:style-name="T27">Preparatory School to Grandes Ecoles</text:span></text:span><text:span text:style-name="Emphasis"><text:span text:style-name="T6"> • Lycée Schweitzer • Mulhouse, France</text:span></text:span></text:p>
            <text:p text:style-name="P7"><text:span text:style-name="T20">Majoring in maths &amp; physics, with computer science in option</text:span><text:span text:style-name="T6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2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6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4:29:00</meta:creation-date>
    <dc:language>fr-FR</dc:language>
    <dc:date>2023-02-10T01:09:16.144000000</dc:date>
    <meta:editing-cycles>10</meta:editing-cycles>
    <meta:editing-duration>PT26M35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42" meta:word-count="359" meta:character-count="2391" meta:non-whitespace-character-count="2075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